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89.86pt"/>
    </style:style>
    <style:style style:name="co2" style:family="table-column">
      <style:table-column-properties fo:break-before="auto" style:column-width="79.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 style:data-style-name="N61"/>
    <style:style style:name="ce3" style:family="table-cell" style:parent-style-name="Default">
      <style:text-properties fo:color="#0000ff"/>
    </style:style>
    <style:style style:name="ce4" style:family="table-cell" style:parent-style-name="Default">
      <style:text-properties fo:color="#ff7f00"/>
    </style:style>
    <style:style style:name="ce5" style:family="table-cell" style:parent-style-name="Default" style:data-style-name="N0">
      <style:text-properties fo:color="#0000ff"/>
    </style:style>
    <style:style style:name="ce6" style:family="table-cell" style:parent-style-name="Default" style:data-style-name="N0">
      <style:text-properties fo:color="#ff7f00"/>
    </style:style>
    <style:style style:name="ce1" style:family="table-cell" style:parent-style-name="Default" style:data-style-name="N0"/>
    <style:style style:name="ce8" style:family="table-cell" style:parent-style-name="Default">
      <style:text-properties fo:color="#8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Volume (Bohr3)</text:p>
          </table:table-cell>
          <table:table-cell table:style-name="ce2" office:value-type="float" office:value="591.1003139" calcext:value-type="float">
            <text:p>5.91E+02</text:p>
          </table:table-cell>
          <table:table-cell table:style-name="ce2" office:value-type="float" office:value="701.66843693" calcext:value-type="float">
            <text:p>7.02E+02</text:p>
          </table:table-cell>
          <table:table-cell table:style-name="ce2" office:value-type="float" office:value="825.23041991" calcext:value-type="float">
            <text:p>8.25E+02</text:p>
          </table:table-cell>
          <table:table-cell table:style-name="ce2" office:value-type="float" office:value="962.50814394" calcext:value-type="float">
            <text:p>9.63E+02</text:p>
          </table:table-cell>
          <table:table-cell table:style-name="ce2" office:value-type="float" office:value="1114.2234901" calcext:value-type="float">
            <text:p>1.11E+03</text:p>
          </table:table-cell>
          <table:table-cell table:style-name="ce2" office:value-type="float" office:value="1281.0983396" calcext:value-type="float">
            <text:p>1.28E+03</text:p>
          </table:table-cell>
          <table:table-cell table:style-name="ce2" office:value-type="float" office:value="1463.8545734" calcext:value-type="float">
            <text:p>1.46E+03</text:p>
          </table:table-cell>
          <table:table-cell/>
          <table:table-cell office:value-type="string" calcext:value-type="string">
            <text:p>B0=0.00670082</text:p>
          </table:table-cell>
          <table:table-cell/>
        </table:table-row>
        <table:table-row table:style-name="ro1">
          <table:table-cell office:value-type="string" calcext:value-type="string">
            <text:p>P(Ha/Bohr^3)</text:p>
          </table:table-cell>
          <table:table-cell table:formula="of:=[.B17]/29421.0264843896" office:value-type="float" office:value="0.00821456924890887" calcext:value-type="float">
            <text:p>0.008214569248909</text:p>
          </table:table-cell>
          <table:table-cell table:formula="of:=[.C17]/29421.0264843896" office:value-type="float" office:value="0.00386025006844204" calcext:value-type="float">
            <text:p>0.003860250068442</text:p>
          </table:table-cell>
          <table:table-cell table:formula="of:=[.D17]/29421.0264843896" office:value-type="float" office:value="0.00142427571659451" calcext:value-type="float">
            <text:p>0.001424275716595</text:p>
          </table:table-cell>
          <table:table-cell table:formula="of:=[.E17]/29421.0264843896" office:value-type="float" office:value="0.0000966340600083582" calcext:value-type="float">
            <text:p>9.66340600083582E-05</text:p>
          </table:table-cell>
          <table:table-cell table:formula="of:=[.F17]/29421.0264843896" office:value-type="float" office:value="-0.000587644576207202" calcext:value-type="float">
            <text:p>-0.000587644576207</text:p>
          </table:table-cell>
          <table:table-cell table:formula="of:=[.G17]/29421.0264843896" office:value-type="float" office:value="-0.0009030440684351" calcext:value-type="float">
            <text:p>-0.000903044068435</text:p>
          </table:table-cell>
          <table:table-cell table:formula="of:=[.H17]/29421.0264843896" office:value-type="float" office:value="-0.00100820322474943" calcext:value-type="float">
            <text:p>-0.001008203224749</text:p>
          </table:table-cell>
          <table:table-cell/>
          <table:table-cell office:value-type="string" calcext:value-type="string">
            <text:p>B0’=4.18052943</text:p>
          </table:table-cell>
          <table:table-cell/>
        </table:table-row>
        <table:table-row table:style-name="ro1">
          <table:table-cell office:value-type="string" calcext:value-type="string">
            <text:p>dP/dV</text:p>
          </table:table-cell>
          <table:table-cell/>
          <table:table-cell table:formula="of:=([.D4]-[.B4])/([.D3]-[.B3])" office:value-type="float" office:value="-0.0000290022229436155" calcext:value-type="float">
            <text:p>-2.90022229436155E-05</text:p>
          </table:table-cell>
          <table:table-cell table:formula="of:=([.E4]-[.C4])/([.E3]-[.C3])" office:value-type="float" office:value="-0.0000144288461736747" calcext:value-type="float">
            <text:p>-1.44288461736747E-05</text:p>
          </table:table-cell>
          <table:table-cell table:formula="of:=([.F4]-[.D4])/([.F3]-[.D3])" office:value-type="float" office:value="-0.00000696182884758781" calcext:value-type="float">
            <text:p>-6.96182884758781E-06</text:p>
          </table:table-cell>
          <table:table-cell table:formula="of:=([.G4]-[.E4])/([.G3]-[.E3])" office:value-type="float" office:value="-0.00000313781824444565" calcext:value-type="float">
            <text:p>-3.13781824444565E-06</text:p>
          </table:table-cell>
          <table:table-cell table:formula="of:=([.H4]-[.F4])/([.H3]-[.F3])" office:value-type="float" office:value="-0.00000120286401475743" calcext:value-type="float">
            <text:p>-1.20286401475743E-06</text:p>
          </table:table-cell>
          <table:table-cell table:number-columns-repeated="2"/>
          <table:table-cell office:value-type="string" calcext:value-type="string">
            <text:p>V0=962.508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formula="of:=-[.C3]*[.C5]" office:value-type="float" office:value="0.0203499444403421" calcext:value-type="float">
            <text:p>0.020349944440342</text:p>
          </table:table-cell>
          <table:table-cell table:formula="of:=-[.D3]*[.D5]" office:value-type="float" office:value="0.0119071227867184" calcext:value-type="float">
            <text:p>0.011907122786718</text:p>
          </table:table-cell>
          <table:table-cell table:style-name="ce8" table:formula="of:=-[.E3]*[.E5]" office:value-type="float" office:value="0.00670081696251969" calcext:value-type="float">
            <text:p>0.00670081696252</text:p>
          </table:table-cell>
          <table:table-cell table:formula="of:=-[.F3]*[.F5]" office:value-type="float" office:value="0.00349623079562569" calcext:value-type="float">
            <text:p>0.003496230795626</text:p>
          </table:table-cell>
          <table:table-cell table:formula="of:=-[.G3]*[.G5]" office:value-type="float" office:value="0.00154098709207034" calcext:value-type="float">
            <text:p>0.00154098709207</text:p>
          </table:table-cell>
          <table:table-cell table:number-columns-repeated="2"/>
          <table:table-cell office:value-type="string" calcext:value-type="string">
            <text:p>E0=</text:p>
          </table:table-cell>
          <table:table-cell table:formula="of:=-33.603513303*14" office:value-type="float" office:value="-470.449186242" calcext:value-type="float">
            <text:p>-470.449186242</text:p>
          </table:table-cell>
        </table:table-row>
        <table:table-row table:style-name="ro1">
          <table:table-cell office:value-type="string" calcext:value-type="string">
            <text:p>B0’</text:p>
          </table:table-cell>
          <table:table-cell table:number-columns-repeated="3"/>
          <table:table-cell table:style-name="ce8" table:formula="of:=([.F6]-[.D6])/([.F4]-[.D4])" office:value-type="float" office:value="4.18052942812167" calcext:value-type="float">
            <text:p>4.18052942812167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roperties deduced from Birch-Murnaghan equ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(Ha/Bohr^3)</text:p>
          </table:table-cell>
          <table:table-cell table:formula="of:=1.5*0.0067*((962.508/[.B3])^(7/3)-(962.508/[.B3])^(5/3))*(1+0.75*(4.18052943-4)*((962.508/[.B3])^(2/3)-1))" office:value-type="float" office:value="0.0091519486078581" calcext:value-type="float">
            <text:p>0.009151948607858</text:p>
          </table:table-cell>
          <table:table-cell table:formula="of:=1.5*0.0067*((962.508/[.C3])^(7/3)-(962.508/[.C3])^(5/3))*(1+0.75*(4.18052943-4)*((962.508/[.C3])^(2/3)-1))" office:value-type="float" office:value="0.00411908125495243" calcext:value-type="float">
            <text:p>0.004119081254952</text:p>
          </table:table-cell>
          <table:table-cell table:formula="of:=1.5*0.0067*((962.508/[.D3])^(7/3)-(962.508/[.D3])^(5/3))*(1+0.75*(4.18052943-4)*((962.508/[.D3])^(2/3)-1))" office:value-type="float" office:value="0.00142367697520946" calcext:value-type="float">
            <text:p>0.001423676975209</text:p>
          </table:table-cell>
          <table:table-cell table:formula="of:=1.5*0.0067*((962.508/[.E3])^(7/3)-(962.508/[.E3])^(5/3))*(1+0.75*(4.18052943-4)*((962.508/[.E3])^(2/3)-1))" office:value-type="float" office:value="-0.00000000100196323256362" calcext:value-type="float">
            <text:p>-1.00196323256362E-09</text:p>
          </table:table-cell>
          <table:table-cell table:formula="of:=1.5*0.0067*((962.508/[.F3])^(7/3)-(962.508/[.F3])^(5/3))*(1+0.75*(4.18052943-4)*((962.508/[.F3])^(2/3)-1))" office:value-type="float" office:value="-0.000722875609078261" calcext:value-type="float">
            <text:p>-0.000722875609078</text:p>
          </table:table-cell>
          <table:table-cell table:formula="of:=1.5*0.0067*((962.508/[.G3])^(7/3)-(962.508/[.G3])^(5/3))*(1+0.75*(4.18052943-4)*((962.508/[.G3])^(2/3)-1))" office:value-type="float" office:value="-0.00105757090536895" calcext:value-type="float">
            <text:p>-0.001057570905369</text:p>
          </table:table-cell>
          <table:table-cell table:formula="of:=1.5*0.0067*((962.508/[.H3])^(7/3)-(962.508/[.H3])^(5/3))*(1+0.75*(4.18052943-4)*((962.508/[.H3])^(2/3)-1))" office:value-type="float" office:value="-0.00117822860960459" calcext:value-type="float">
            <text:p>-0.0011782286096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(GPa)</text:p>
          </table:table-cell>
          <table:table-cell table:style-name="ce3" table:formula="of:=[.B10]*29421.0264843896" office:value-type="float" office:value="269.259722375566" calcext:value-type="float">
            <text:p>269.259722375566</text:p>
          </table:table-cell>
          <table:table-cell table:style-name="ce3" table:formula="of:=[.C10]*29421.0264843896" office:value-type="float" office:value="121.187598693308" calcext:value-type="float">
            <text:p>121.187598693308</text:p>
          </table:table-cell>
          <table:table-cell table:style-name="ce3" table:formula="of:=[.D10]*29421.0264843896" office:value-type="float" office:value="41.8860379928532" calcext:value-type="float">
            <text:p>41.8860379928532</text:p>
          </table:table-cell>
          <table:table-cell table:style-name="ce3" table:formula="of:=[.E10]*29421.0264843896" office:value-type="float" office:value="-0.0000294787868016389" calcext:value-type="float">
            <text:p>-2.94787868016389E-05</text:p>
          </table:table-cell>
          <table:table-cell table:style-name="ce3" table:formula="of:=[.F10]*29421.0264843896" office:value-type="float" office:value="-21.2677424396108" calcext:value-type="float">
            <text:p>-21.2677424396108</text:p>
          </table:table-cell>
          <table:table-cell table:style-name="ce3" table:formula="of:=[.G10]*29421.0264843896" office:value-type="float" office:value="-31.1148216159799" calcext:value-type="float">
            <text:p>-31.1148216159799</text:p>
          </table:table-cell>
          <table:table-cell table:style-name="ce3" table:formula="of:=[.H10]*29421.0264843896" office:value-type="float" office:value="-34.6646951278421" calcext:value-type="float">
            <text:p>-34.6646951278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(Ha)</text:p>
          </table:table-cell>
          <table:table-cell table:formula="of:=-470.449186242+(9*962.508*0.00670082/16)*(((962.508/[.B3])^(2/3)-1)^3*4.18052943+((962.508/[.B3])^(2/3)-1)^2*(6-4*(962.508/[.B3])^(2/3)))" office:value-type="float" office:value="-469.341705263371" calcext:value-type="float">
            <text:p>-469.341705263371</text:p>
          </table:table-cell>
          <table:table-cell table:formula="of:=-470.449186242+(9*962.508*0.00670082/16)*(((962.508/[.C3])^(2/3)-1)^3*4.18052943+((962.508/[.C3])^(2/3)-1)^2*(6-4*(962.508/[.C3])^(2/3)))" office:value-type="float" office:value="-470.041504805645" calcext:value-type="float">
            <text:p>-470.041504805645</text:p>
          </table:table-cell>
          <table:table-cell table:formula="of:=-470.449186242+(9*962.508*0.00670082/16)*(((962.508/[.D3])^(2/3)-1)^3*4.18052943+((962.508/[.D3])^(2/3)-1)^2*(6-4*(962.508/[.D3])^(2/3)))" office:value-type="float" office:value="-470.363676954917" calcext:value-type="float">
            <text:p>-470.363676954917</text:p>
          </table:table-cell>
          <table:table-cell table:formula="of:=-470.449186242+(9*962.508*0.00670082/16)*(((962.508/[.E3])^(2/3)-1)^3*4.18052943+((962.508/[.E3])^(2/3)-1)^2*(6-4*(962.508/[.E3])^(2/3)))" office:value-type="float" office:value="-470.449186242" calcext:value-type="float">
            <text:p>-470.449186242</text:p>
          </table:table-cell>
          <table:table-cell table:formula="of:=-470.449186242+(9*962.508*0.00670082/16)*(((962.508/[.F3])^(2/3)-1)^3*4.18052943+((962.508/[.F3])^(2/3)-1)^2*(6-4*(962.508/[.F3])^(2/3)))" office:value-type="float" office:value="-470.386996860399" calcext:value-type="float">
            <text:p>-470.386996860399</text:p>
          </table:table-cell>
          <table:table-cell table:formula="of:=-470.449186242+(9*962.508*0.00670082/16)*(((962.508/[.G3])^(2/3)-1)^3*4.18052943+((962.508/[.G3])^(2/3)-1)^2*(6-4*(962.508/[.G3])^(2/3)))" office:value-type="float" office:value="-470.234058873434" calcext:value-type="float">
            <text:p>-470.234058873434</text:p>
          </table:table-cell>
          <table:table-cell table:formula="of:=-470.449186242+(9*962.508*0.00670082/16)*(((962.508/[.H3])^(2/3)-1)^3*4.18052943+((962.508/[.H3])^(2/3)-1)^2*(6-4*(962.508/[.H3])^(2/3)))" office:value-type="float" office:value="-470.027211109787" calcext:value-type="float">
            <text:p>-470.0272111097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(Ha/atom)</text:p>
          </table:table-cell>
          <table:table-cell table:style-name="ce4" table:formula="of:=[.B12]/14" office:value-type="float" office:value="-33.5244075188122" calcext:value-type="float">
            <text:p>-33.5244075188122</text:p>
          </table:table-cell>
          <table:table-cell table:style-name="ce4" table:formula="of:=[.C12]/14" office:value-type="float" office:value="-33.5743932004032" calcext:value-type="float">
            <text:p>-33.5743932004032</text:p>
          </table:table-cell>
          <table:table-cell table:style-name="ce4" table:formula="of:=[.D12]/14" office:value-type="float" office:value="-33.5974054967798" calcext:value-type="float">
            <text:p>-33.5974054967798</text:p>
          </table:table-cell>
          <table:table-cell table:style-name="ce4" table:formula="of:=[.E12]/14" office:value-type="float" office:value="-33.603513303" calcext:value-type="float">
            <text:p>-33.603513303</text:p>
          </table:table-cell>
          <table:table-cell table:style-name="ce4" table:formula="of:=[.F12]/14" office:value-type="float" office:value="-33.5990712043142" calcext:value-type="float">
            <text:p>-33.5990712043142</text:p>
          </table:table-cell>
          <table:table-cell table:style-name="ce4" table:formula="of:=[.G12]/14" office:value-type="float" office:value="-33.5881470623882" calcext:value-type="float">
            <text:p>-33.5881470623882</text:p>
          </table:table-cell>
          <table:table-cell table:style-name="ce4" table:formula="of:=[.H12]/14" office:value-type="float" office:value="-33.5733722221276" calcext:value-type="float">
            <text:p>-33.5733722221276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-SPA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sure (Gpa)</text:p>
          </table:table-cell>
          <table:table-cell table:style-name="ce5" office:value-type="float" office:value="241.68105943" calcext:value-type="float">
            <text:p>241.68105943</text:p>
          </table:table-cell>
          <table:table-cell table:style-name="ce5" office:value-type="float" office:value="113.5725195" calcext:value-type="float">
            <text:p>113.5725195</text:p>
          </table:table-cell>
          <table:table-cell table:style-name="ce5" office:value-type="float" office:value="41.903653579" calcext:value-type="float">
            <text:p>41.903653579</text:p>
          </table:table-cell>
          <table:table-cell table:style-name="ce5" office:value-type="float" office:value="2.8430732388" calcext:value-type="float">
            <text:p>2.8430732388</text:p>
          </table:table-cell>
          <table:table-cell table:style-name="ce5" office:value-type="float" office:value="-17.28910664" calcext:value-type="float">
            <text:p>-17.28910664</text:p>
          </table:table-cell>
          <table:table-cell table:style-name="ce5" office:value-type="float" office:value="-26.568483454" calcext:value-type="float">
            <text:p>-26.568483454</text:p>
          </table:table-cell>
          <table:table-cell table:style-name="ce5" office:value-type="float" office:value="-29.662373777" calcext:value-type="float">
            <text:p>-29.6623737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 (Ha/atom)</text:p>
          </table:table-cell>
          <table:table-cell table:style-name="ce6" office:value-type="float" office:value="-33.529337276" calcext:value-type="float">
            <text:p>-33.529337276</text:p>
          </table:table-cell>
          <table:table-cell table:style-name="ce6" office:value-type="float" office:value="-33.57494583" calcext:value-type="float">
            <text:p>-33.57494583</text:p>
          </table:table-cell>
          <table:table-cell table:style-name="ce6" office:value-type="float" office:value="-33.596903116" calcext:value-type="float">
            <text:p>-33.596903116</text:p>
          </table:table-cell>
          <table:table-cell table:style-name="ce6" office:value-type="float" office:value="-33.603513303" calcext:value-type="float">
            <text:p>-33.603513303</text:p>
          </table:table-cell>
          <table:table-cell table:style-name="ce6" office:value-type="float" office:value="-33.600266728" calcext:value-type="float">
            <text:p>-33.600266728</text:p>
          </table:table-cell>
          <table:table-cell table:style-name="ce6" office:value-type="float" office:value="-33.591055318" calcext:value-type="float">
            <text:p>-33.591055318</text:p>
          </table:table-cell>
          <table:table-cell table:style-name="ce6" office:value-type="float" office:value="-33.578321444" calcext:value-type="float">
            <text:p>-33.578321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netization</text:p>
          </table:table-cell>
          <table:table-cell table:number-columns-repeated="7" table:style-name="ce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Q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sure</text:p>
          </table:table-cell>
          <table:table-cell office:value-type="float" office:value="241.328" calcext:value-type="float">
            <text:p>241.328</text:p>
          </table:table-cell>
          <table:table-cell office:value-type="float" office:value="113.126" calcext:value-type="float">
            <text:p>113.126</text:p>
          </table:table-cell>
          <table:table-cell office:value-type="float" office:value="41.567" calcext:value-type="float">
            <text:p>41.567</text:p>
          </table:table-cell>
          <table:table-cell office:value-type="float" office:value="2.583" calcext:value-type="float">
            <text:p>2.583</text:p>
          </table:table-cell>
          <table:table-cell office:value-type="float" office:value="-17.552" calcext:value-type="float">
            <text:p>-17.552</text:p>
          </table:table-cell>
          <table:table-cell office:value-type="float" office:value="-26.81" calcext:value-type="float">
            <text:p>-26.81</text:p>
          </table:table-cell>
          <table:table-cell office:value-type="float" office:value="-29.845" calcext:value-type="float">
            <text:p>-29.8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table:formula="of:=-938.82597425/2/14" office:value-type="float" office:value="-33.5294990803571" calcext:value-type="float">
            <text:p>-33.5294990803571</text:p>
          </table:table-cell>
          <table:table-cell table:formula="of:=-940.10297688/2/14" office:value-type="float" office:value="-33.5751063171429" calcext:value-type="float">
            <text:p>-33.5751063171429</text:p>
          </table:table-cell>
          <table:table-cell table:formula="of:=-940.71795378/2/14" office:value-type="float" office:value="-33.5970697778571" calcext:value-type="float">
            <text:p>-33.5970697778571</text:p>
          </table:table-cell>
          <table:table-cell table:formula="of:=-940.90176885/2/14" office:value-type="float" office:value="-33.6036346017857" calcext:value-type="float">
            <text:p>-33.6036346017857</text:p>
          </table:table-cell>
          <table:table-cell table:formula="of:=-940.81070854/2/14" office:value-type="float" office:value="-33.6003824478571" calcext:value-type="float">
            <text:p>-33.6003824478571</text:p>
          </table:table-cell>
          <table:table-cell table:formula="of:=-940.55088195/2/14" office:value-type="float" office:value="-33.5911029267857" calcext:value-type="float">
            <text:p>-33.5911029267857</text:p>
          </table:table-cell>
          <table:table-cell table:formula="of:=-940.19422629/2/14" office:value-type="float" office:value="-33.5783652246429" calcext:value-type="float">
            <text:p>-33.5783652246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netization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differen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ssure</text:p>
          </table:table-cell>
          <table:table-cell table:formula="of:=[.B17]-[.B23]" office:value-type="float" office:value="0.353059430000002" calcext:value-type="float">
            <text:p>0.353059430000002</text:p>
          </table:table-cell>
          <table:table-cell table:formula="of:=[.C17]-[.C23]" office:value-type="float" office:value="0.446519499999994" calcext:value-type="float">
            <text:p>0.446519499999994</text:p>
          </table:table-cell>
          <table:table-cell table:formula="of:=[.D17]-[.D23]" office:value-type="float" office:value="0.336653579" calcext:value-type="float">
            <text:p>0.336653579</text:p>
          </table:table-cell>
          <table:table-cell table:formula="of:=[.E17]-[.E23]" office:value-type="float" office:value="0.2600732388" calcext:value-type="float">
            <text:p>0.2600732388</text:p>
          </table:table-cell>
          <table:table-cell table:formula="of:=[.F17]-[.F23]" office:value-type="float" office:value="0.26289336" calcext:value-type="float">
            <text:p>0.26289336</text:p>
          </table:table-cell>
          <table:table-cell table:formula="of:=[.G17]-[.G23]" office:value-type="float" office:value="0.241516546" calcext:value-type="float">
            <text:p>0.241516546</text:p>
          </table:table-cell>
          <table:table-cell table:formula="of:=[.H17]-[.H23]" office:value-type="float" office:value="0.182626223" calcext:value-type="float">
            <text:p>0.182626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table:formula="of:=[.B18]-[.B24]" office:value-type="float" office:value="0.000161804357141193" calcext:value-type="float">
            <text:p>0.000161804357141</text:p>
          </table:table-cell>
          <table:table-cell table:formula="of:=[.C18]-[.C24]" office:value-type="float" office:value="0.000160487142863985" calcext:value-type="float">
            <text:p>0.000160487142864</text:p>
          </table:table-cell>
          <table:table-cell table:formula="of:=[.D18]-[.D24]" office:value-type="float" office:value="0.000166661857143424" calcext:value-type="float">
            <text:p>0.000166661857143</text:p>
          </table:table-cell>
          <table:table-cell table:formula="of:=[.E18]-[.E24]" office:value-type="float" office:value="0.00012129878571443" calcext:value-type="float">
            <text:p>0.000121298785714</text:p>
          </table:table-cell>
          <table:table-cell table:formula="of:=[.F18]-[.F24]" office:value-type="float" office:value="0.000115719857141983" calcext:value-type="float">
            <text:p>0.000115719857142</text:p>
          </table:table-cell>
          <table:table-cell table:formula="of:=[.G18]-[.G24]" office:value-type="float" office:value="0.0000476087857137486" calcext:value-type="float">
            <text:p>4.76087857137486E-05</text:p>
          </table:table-cell>
          <table:table-cell table:formula="of:=[.H18]-[.H24]" office:value-type="float" office:value="0.0000437806428621457" calcext:value-type="float">
            <text:p>4.37806428621457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netization</text:p>
          </table:table-cell>
          <table:table-cell table:formula="of:=[.B19]-[.B25]" office:value-type="float" office:value="0" calcext:value-type="float">
            <text:p>0</text:p>
          </table:table-cell>
          <table:table-cell table:formula="of:=[.C19]-[.C25]" office:value-type="float" office:value="0" calcext:value-type="float">
            <text:p>0</text:p>
          </table:table-cell>
          <table:table-cell table:formula="of:=[.D19]-[.D25]" office:value-type="float" office:value="0" calcext:value-type="float">
            <text:p>0</text:p>
          </table:table-cell>
          <table:table-cell table:formula="of:=[.E19]-[.E25]" office:value-type="float" office:value="0" calcext:value-type="float">
            <text:p>0</text:p>
          </table:table-cell>
          <table:table-cell table:formula="of:=[.F19]-[.F25]" office:value-type="float" office:value="0" calcext:value-type="float">
            <text:p>0</text:p>
          </table:table-cell>
          <table:table-cell table:formula="of:=[.G19]-[.G25]" office:value-type="float" office:value="0" calcext:value-type="float">
            <text:p>0</text:p>
          </table:table-cell>
          <table:table-cell table:formula="of:=[.H19]-[.H25]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31">00/00/0000</text:date>, <text:time style:data-style-name="N2" text:time-value="16:22:40.0368614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6T17:39:15.841079402</meta:creation-date>
    <dc:date>2022-10-31T16:58:57.036674571</dc:date>
    <meta:editing-duration>PT2H18M46S</meta:editing-duration>
    <meta:editing-cycles>30</meta:editing-cycles>
    <meta:generator>LibreOffice/5.3.6.1$Linux_X86_64 LibreOffice_project/30$Build-1</meta:generator>
    <meta:document-statistic meta:table-count="1" meta:cell-count="159" meta:object-count="0"/>
  </office:meta>
</office:document-meta>
</file>